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ow to Backup a MySQL Database with mysqldump</text:h>
      <text:p text:style-name="Text_20_body">One of the most common ways of backing up with MySQL is to use a command called "<text:span text:style-name="Strong_20_Emphasis">mysqldump</text:span>".</text:p>
      <text:h text:style-name="Heading_20_3" text:outline-level="3"><text:span text:style-name="Strong_20_Emphasis">Backing Up</text:span></text:h>
      <text:p text:style-name="Text_20_body">There is an article on <text:a xlink:type="simple" xlink:href="https://www.digitalocean.com/community/articles/how-to-import-and-export-databases-and-reset-a-root-password-in-mysql" text:style-name="Internet_20_link" text:visited-style-name="Visited_20_Internet_20_Link">how to export databases using mysqldump</text:a> here. The basic syntax of the command is:</text:p>
      <text:p text:style-name="P1">mysqldump -u username -p database_to_backup &gt; backup_name.sql</text:p>
      <text:h text:style-name="Heading_20_3" text:outline-level="3"><text:span text:style-name="Strong_20_Emphasis">Restoring</text:span></text:h>
      <text:p text:style-name="Text_20_body">To restore a database dump created with mysqldump, you simply have to redirect the file into MySQL again.</text:p>
      <text:p text:style-name="Text_20_body">We need to create a blank database to house the imported data. First, log into MySQL by typing:</text:p>
      <text:p text:style-name="P1">mysql -u username -p</text:p>
      <text:p text:style-name="Text_20_body">Create a new database which will hold all of the data from the data dump and then exit out of the MySQL prompt:</text:p>
      <text:p text:style-name="Preformatted_20_Text">CREATE DATABASE database_name;</text:p>
      <text:p text:style-name="P1">exit</text:p>
      <text:p text:style-name="Text_20_body">Next, we can redirect the dump file into our newly created database by issuing the following command:</text:p>
      <text:p text:style-name="P1">mysql -u username -p database_name &lt; backup_name.sql</text:p>
      <text:p text:style-name="Text_20_body">Your information should now be restored to the database you've creat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6:46:28.650420991</meta:creation-date>
    <dc:date>2017-09-09T16:47:02.588884268</dc:date>
    <meta:editing-duration>PT34S</meta:editing-duration>
    <meta:editing-cycles>1</meta:editing-cycles>
    <meta:document-statistic meta:table-count="0" meta:image-count="0" meta:object-count="0" meta:page-count="1" meta:paragraph-count="15" meta:word-count="157" meta:character-count="910" meta:non-whitespace-character-count="768"/>
    <meta:generator>LibreOffice/5.1.6.2$Linux_X86_64 LibreOffice_project/10m0$Build-2</meta:generator>
  </office:meta>
</office:document-meta>
</file>